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755cm" style:rel-column-width="14480*"/>
    </style:style>
    <style:style style:name="Table1.B" style:family="table-column">
      <style:table-column-properties style:column-width="2.041cm" style:rel-column-width="7869*"/>
    </style:style>
    <style:style style:name="Table1.C" style:family="table-column">
      <style:table-column-properties style:column-width="1.693cm" style:rel-column-width="6529*"/>
    </style:style>
    <style:style style:name="Table1.D" style:family="table-column">
      <style:table-column-properties style:column-width="6.242cm" style:rel-column-width="24064*"/>
    </style:style>
    <style:style style:name="Table1.E" style:family="table-column">
      <style:table-column-properties style:column-width="0.847cm" style:rel-column-width="3264*"/>
    </style:style>
    <style:style style:name="Table1.F" style:family="table-column">
      <style:table-column-properties style:column-width="2.42cm" style:rel-column-width="932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Headerfield</text:p>
          </table:table-cell>
          <table:table-cell table:style-name="Table1.A1" office:value-type="string">
            <text:p text:style-name="P2">RQ/RS/GH/EH</text:p>
          </table:table-cell>
          <table:table-cell table:style-name="Table1.A1" office:value-type="string">
            <text:p text:style-name="P2">Implemented</text:p>
          </table:table-cell>
          <table:table-cell table:style-name="Table1.A1" office:value-type="string">
            <text:p text:style-name="P2">Comment</text:p>
          </table:table-cell>
          <table:table-cell table:style-name="Table1.A1" office:value-type="string">
            <text:p text:style-name="P2"/>
          </table:table-cell>
          <table:table-cell table:style-name="Table1.F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ccept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ccept-Charset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ccept-Encoding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ccept-Languag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ccept-Ranges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Standard: none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e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If cache available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low</text:p>
          </table:table-cell>
          <table:table-cell table:style-name="Table1.A2" office:value-type="string">
            <text:p text:style-name="P3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uthorization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ache-Control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nection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Standard: close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Encoding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Language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Length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Location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MD5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Range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tent-Type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ate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Tag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ect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ires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rom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Host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-Match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-Modified-Sinc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-None-Match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-Rang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-Unmodified-Sinc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ast-Modified</text:p>
          </table:table-cell>
          <table:table-cell table:style-name="Table1.A2" office:value-type="string">
            <text:p text:style-name="P2">E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x-Forwards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agma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xy-Authenticate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xy-Authorization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ang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ferer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ry-After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erver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ailer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ansfer-Encoding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Upgrade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User-Agent</text:p>
          </table:table-cell>
          <table:table-cell table:style-name="Table1.A2" office:value-type="string">
            <text:p text:style-name="P2">R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Vary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Via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arning</text:p>
          </table:table-cell>
          <table:table-cell table:style-name="Table1.A2" office:value-type="string">
            <text:p text:style-name="P2">G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WW-Authenticate</text:p>
          </table:table-cell>
          <table:table-cell table:style-name="Table1.A2" office:value-type="string">
            <text:p text:style-name="P2">R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  <text:h text:style-name="P4" text:outline-level="1">Useable responsecodes in kpcms</text:h>
      <text:p text:style-name="Text_20_body">Here is the Response codes that are going to be implemented and their headers.</text:p>
      <text:p text:style-name="P5">200 OK</text:p>
      <text:p text:style-name="P6">Accept-Ranges,<text:tab/>MAY standard ”none”</text:p>
      <text:p text:style-name="P6">Age, <text:tab/><text:tab/>MUST if cached</text:p>
      <text:p text:style-name="P6">Allow, <text:tab/><text:tab/>SHOULD</text:p>
      <text:p text:style-name="P6">Cache-Control,<text:tab/>Will be implemented, standard ”public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Expires, <text:tab/><text:tab/>Will be implemented</text:p>
      <text:p text:style-name="P6">Last-Modified, <text:tab/>Will be implemented</text:p>
      <text:p text:style-name="P6">Server, <text:tab/><text:tab/>Will be implemented</text:p>
      <text:p text:style-name="P6">Upgrade,<text:tab/><text:tab/>SHOULD if not HTTP/1.1</text:p>
      <text:p text:style-name="P5">204 No Content</text:p>
      <text:p text:style-name="P6">Accept-Ranges,<text:tab/>MAY standard ”none”</text:p>
      <text:p text:style-name="P6">Allow, <text:tab/><text:tab/>SHOULD</text:p>
      <text:p text:style-name="P6">Cache-Control,<text:tab/>Will be implemented, standard ”public”</text:p>
      <text:p text:style-name="P6">Connection,<text:tab/>MUST, standard ”close”</text:p>
      <text:p text:style-name="P6">Date,<text:tab/><text:tab/>MUST</text:p>
      <text:p text:style-name="P6">Expires, <text:tab/><text:tab/>Will be implemented</text:p>
      <text:p text:style-name="P6">Last-Modified, <text:tab/>Will be implemented</text:p>
      <text:p text:style-name="P6">Server, <text:tab/><text:tab/>Will be implemented</text:p>
      <text:p text:style-name="P6">Upgrade,<text:tab/><text:tab/>SHOULD if not HTTP/1.1</text:p>
      <text:p text:style-name="P5">301 Moved Permanently</text:p>
      <text:p text:style-name="P6">Accept-Ranges,<text:tab/>MAY standard ”none”</text:p>
      <text:p text:style-name="P6">Age, <text:tab/><text:tab/>MUST if cached</text:p>
      <text:p text:style-name="P6">Allow, <text:tab/><text:tab/>SHOULD</text:p>
      <text:p text:style-name="P6">Cache-Control,<text:tab/>Will be implemented, standard ”public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Expires, <text:tab/><text:tab/>Will be implemented</text:p>
      <text:p text:style-name="P6">Last-Modified, <text:tab/>Will be implemented</text:p>
      <text:p text:style-name="P6">Location,<text:tab/><text:tab/>SHOULD</text:p>
      <text:p text:style-name="P6">Server, <text:tab/><text:tab/>Will be implemented</text:p>
      <text:p text:style-name="P6">Upgrade,<text:tab/><text:tab/>SHOULD if not HTTP/1.1</text:p>
      <text:p text:style-name="P5">400 Bad Request</text:p>
      <text:p text:style-name="P6">Accept-Ranges,<text:tab/>MAY standard ”none”</text:p>
      <text:p text:style-name="P6">Allow, <text:tab/><text:tab/>SHOULD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403 Forbidden</text:p>
      <text:p text:style-name="P6">Accept-Ranges,<text:tab/>MAY standard ”none”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404 Not Found</text:p>
      <text:p text:style-name="P6">Accept-Ranges,<text:tab/>MAY standard ”none”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405 Method Not Allowed</text:p>
      <text:p text:style-name="P6">Accept-Ranges,<text:tab/>MAY standard ”none”</text:p>
      <text:p text:style-name="P6">Allow, <text:tab/><text:tab/>MUST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410 Gone</text:p>
      <text:p text:style-name="P6">Accept-Ranges,<text:tab/>MAY standard ”none”</text:p>
      <text:p text:style-name="P6">Cache-Control,<text:tab/>Will be implemented, standard ”public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415 Unsupported Media Type</text:p>
      <text:p text:style-name="P6">Accept-Ranges,<text:tab/>MAY standard ”none”</text:p>
      <text:p text:style-name="P6">Allow, <text:tab/><text:tab/>SHOULD</text:p>
      <text:p text:style-name="P6">Cache-Control,<text:tab/>Will be implemented, standard ”no-cache, no-store”</text:p>
      <text:p text:style-name="P6">Connection,<text:tab/>MUST, standard ”close”</text:p>
      <text:p text:style-name="P6">Content-Encoding, MUST (Don't care)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500 Internal Server Error</text:p>
      <text:p text:style-name="P6">Allow, <text:tab/><text:tab/>SHOULD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501 Not Implemented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  <text:p text:style-name="P5">503 Service Unavailable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Retry-After,<text:tab/>Will be 503</text:p>
      <text:p text:style-name="P6">Server, <text:tab/><text:tab/>Will be implemented</text:p>
      <text:p text:style-name="P6">Upgrade,<text:tab/><text:tab/>SHOULD if not HTTP/1.1</text:p>
      <text:p text:style-name="P5">505 HTTP Version Not Supported</text:p>
      <text:p text:style-name="P6">Cache-Control,<text:tab/>Will be implemented, standard ”no-cache, no-store”</text:p>
      <text:p text:style-name="P6">Connection,<text:tab/>MUST, standard ”close”</text:p>
      <text:p text:style-name="P6">Content-Language,<text:tab/>Will be implemented, if unspecified, skip</text:p>
      <text:p text:style-name="P6">Content-Length, <text:tab/>Will be implemented</text:p>
      <text:p text:style-name="P6">Content-MD5, <text:tab/>Will be implemented</text:p>
      <text:p text:style-name="P6">Content-Type, <text:tab/>Will be implemented</text:p>
      <text:p text:style-name="P6">Date,<text:tab/><text:tab/>MUST</text:p>
      <text:p text:style-name="P6">Server, <text:tab/><text:tab/>Will be implemented</text:p>
      <text:p text:style-name="P6">Upgrade,<text:tab/><text:tab/>SHOULD if not HTTP/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Kristoffer Paulsson</meta:initial-creator>
    <meta:creation-date>2007-02-04T21:42:48</meta:creation-date>
    <dc:creator>Kristoffer Paulsson</dc:creator>
    <dc:date>2007-02-13T00:30:32</dc:date>
    <dc:language>sv-SE</dc:language>
    <meta:editing-cycles>23</meta:editing-cycles>
    <meta:editing-duration>PT10H56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273" meta:word-count="920" meta:character-count="5859"/>
  </office:meta>
</office:document-meta>
</file>